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6.165cm"/>
    </style:style>
    <style:style style:name="co9" style:family="table-column">
      <style:table-column-properties fo:break-before="auto" style:column-width="3.5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Şekiller – poligon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Şekiller 1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Şekiller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yvan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Arab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Böcek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Cisco - Diğ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Cisco - Çokluortam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Cisco - Ürün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Domino - genel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Domino - numaralı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Elektronik - parçalar 1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Elektronik - parçalar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Elektronik - parçalar 3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Elektronik - parçalar 4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Elektronik - devre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Elektronik - işaret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Elektronik - ölçü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İnsan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imari - kaplam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imari - mobily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imari - bin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imari - banyo, mutfa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imari - mutfa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imari - pencereler, kapı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Akış tabloları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Akış tabloları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ral-Stüdyo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Faun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Bin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Bitki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Heykel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Manzar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Şehir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Çiçek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İlaçlar - Genel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v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Araç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İşaret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avi Adam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Kimya- Amino asit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antıksal işaret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antıksal kapı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Logo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Gülümseme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Ok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1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2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3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4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5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6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7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8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9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10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11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12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Pnömatik - parç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Bilgisayar - genel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Bilgisayar - ağ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Bilgisayar - ağ aygıtları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Bilgisayar - WIFI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Numar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İşaretler - tehlike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Nesne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Afrik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Amerika Birleşik Devletleri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Avustraly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Asy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Güney Amerik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Avrup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Avrupa 1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Frans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Fransa - kır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işaret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Kanad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Kıt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Orta Doğu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Orta Amerik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Orta çağ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Meksik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Eski zaman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sembol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tarih - 1900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Düny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ahsul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Kesir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Bayrak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üzik - enstrüman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üzik - yaprak müziği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Özel Piktogram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Kutlam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ods and Drink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Yiyecekler ve İçecek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rman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frman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Nesne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Uzay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Seyah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OpenOffice.org logoları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Din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Bin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Anasayfa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ermiler 2</text:p>
          </table:table-cell>
          <table:table-cell table:number-columns-repeated="3"/>
          <table:table-cell office:value-type="string">
            <text:p>06/07/2006 12:12: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5">25.03.2008</text:date>, <text:time>20:40:33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6$Build-9226</meta:generator>
    <meta:creation-date>2007-06-20T13:53:27</meta:creation-date>
    <dc:creator>Muhammet Kara</dc:creator>
    <dc:date>2008-03-25T20:40:33</dc:date>
    <meta:editing-cycles>3</meta:editing-cycles>
    <meta:editing-duration>PT4M23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